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9.36pt"/>
    </style:style>
    <style:style style:name="co2" style:family="table-column">
      <style:table-column-properties fo:break-before="auto" style:column-width="23.61pt"/>
    </style:style>
    <style:style style:name="co3" style:family="table-column">
      <style:table-column-properties fo:break-before="auto" style:column-width="40.99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109.76pt"/>
    </style:style>
    <style:style style:name="co6" style:family="table-column">
      <style:table-column-properties fo:break-before="auto" style:column-width="33.36pt"/>
    </style:style>
    <style:style style:name="co7" style:family="table-column">
      <style:table-column-properties fo:break-before="auto" style:column-width="38.89pt"/>
    </style:style>
    <style:style style:name="co8" style:family="table-column">
      <style:table-column-properties fo:break-before="auto" style:column-width="45.16pt"/>
    </style:style>
    <style:style style:name="co9" style:family="table-column">
      <style:table-column-properties fo:break-before="auto" style:column-width="27.81pt"/>
    </style:style>
    <style:style style:name="co10" style:family="table-column">
      <style:table-column-properties fo:break-before="auto" style:column-width="61.09pt"/>
    </style:style>
    <style:style style:name="co11" style:family="table-column">
      <style:table-column-properties fo:break-before="auto" style:column-width="52.1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39.6pt"/>
    </style:style>
    <style:style style:name="co14" style:family="table-column">
      <style:table-column-properties fo:break-before="auto" style:column-width="55.56pt"/>
    </style:style>
    <style:style style:name="co15" style:family="table-column">
      <style:table-column-properties fo:break-before="auto" style:column-width="46.54pt"/>
    </style:style>
    <style:style style:name="co16" style:family="table-column">
      <style:table-column-properties fo:break-before="auto" style:column-width="68.06pt"/>
    </style:style>
    <style:style style:name="co17" style:family="table-column">
      <style:table-column-properties fo:break-before="auto" style:column-width="70.16pt"/>
    </style:style>
    <style:style style:name="co18" style:family="table-column">
      <style:table-column-properties fo:break-before="auto" style:column-width="56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t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&quot;;&quot;S&quot;;&quot;M&quot;;&quot;V&quot;;&quot;D&quot;;&quot;H&quot;)" table:allow-empty-cell="true" table:display-list="unsorted" table:base-cell-address="Sites.C3"/>
        <table:content-validation table:name="val2" table:condition="of:cell-content-is-in-list(&quot;0&quot;;&quot;1&quot;;&quot;2&quot;;&quot;3&quot;;&quot;4&quot;)" table:allow-empty-cell="true" table:display-list="unsorted" table:base-cell-address="Sites.D3"/>
        <table:content-validation table:name="val3" table:condition="of:cell-content-is-in-list(&quot;Blue&quot;;&quot;Yellow&quot;;&quot;Red&quot;)" table:allow-empty-cell="true" table:display-list="unsorted" table:base-cell-address="Sites.H3"/>
      </table:content-validations>
      <table:table table:name="Si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003" table:default-cell-style-name="Default"/>
        <table:table-row table:style-name="ro1">
          <table:table-cell table:style-name="ce1" table:number-columns-repeated="16"/>
          <table:table-cell table:style-name="ce5"/>
          <table:table-cell table:style-name="ce1"/>
          <table:table-cell table:style-name="ce9" office:value-type="string" calcext:value-type="string" table:number-columns-spanned="3" table:number-rows-spanned="1">
            <text:p>Minimum Burns from LEO (no Venus flyby)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pectral</text:p>
            <text:p>Type</text:p>
          </table:table-cell>
          <table:table-cell table:style-name="ce1" office:value-type="string" calcext:value-type="string">
            <text:p>Hydration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Buggy</text:p>
            <text:p>Group</text:p>
          </table:table-cell>
          <table:table-cell table:style-name="ce1" office:value-type="string" calcext:value-type="string">
            <text:p>Raygun</text:p>
            <text:p>Group</text:p>
          </table:table-cell>
          <table:table-cell table:style-name="ce1" office:value-type="string" calcext:value-type="string">
            <text:p>Synodic</text:p>
          </table:table-cell>
          <table:table-cell table:style-name="ce1" office:value-type="string" calcext:value-type="string">
            <text:p>Push</text:p>
          </table:table-cell>
          <table:table-cell table:style-name="ce1" office:value-type="string" calcext:value-type="string">
            <text:p>Astrobiology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tmospheric</text:p>
          </table:table-cell>
          <table:table-cell table:style-name="ce1" office:value-type="string" calcext:value-type="string">
            <text:p>Space</text:p>
            <text:p>Elevator</text:p>
          </table:table-cell>
          <table:table-cell table:style-name="ce1" office:value-type="string" calcext:value-type="string">
            <text:p>Centaur</text:p>
          </table:table-cell>
          <table:table-cell table:style-name="ce1" office:value-type="string" calcext:value-type="string">
            <text:p>Takeoff</text:p>
            <text:p>Thrust</text:p>
          </table:table-cell>
          <table:table-cell table:style-name="ce1" office:value-type="string" calcext:value-type="string">
            <text:p>Solar</text:p>
            <text:p>Zone</text:p>
          </table:table-cell>
          <table:table-cell table:style-name="ce5" office:value-type="string" calcext:value-type="string">
            <text:p>Solar</text:p>
            <text:p>Modifier</text:p>
          </table:table-cell>
          <table:table-cell table:style-name="ce1" office:value-type="string" calcext:value-type="string">
            <text:p>Sol Clock</text:p>
            <text:p>Position</text:p>
          </table:table-cell>
          <table:table-cell table:style-name="ce1" office:value-type="string" calcext:value-type="string">
            <text:p/>
            <text:p>Burns</text:p>
          </table:table-cell>
          <table:table-cell table:style-name="ce1" office:value-type="string" calcext:value-type="string">
            <text:p>Aerobrakes</text:p>
          </table:table-cell>
          <table:table-cell table:style-name="ce1" office:value-type="string" calcext:value-type="string">
            <text:p>Crashes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ercury North Pole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Mercury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3]);&quot;&quot;;IF([.L3]=1;&quot;Atmospheric&quot;;[.B3]+1))" office:value-type="float" office:value="11" calcext:value-type="float">
            <text:p>11</text:p>
          </table:table-cell>
          <table:table-cell table:style-name="ce2" office:value-type="string" calcext:value-type="string">
            <text:p>Mercury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time" office:time-value="PT06H15M00S" calcext:value-type="time">
            <text:p>6:1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Mercury Discovery Rupes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Mercury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4]);&quot;&quot;;IF([.L4]=1;&quot;Atmospheric&quot;;[.B4]+1))" office:value-type="float" office:value="11" calcext:value-type="float">
            <text:p>11</text:p>
          </table:table-cell>
          <table:table-cell table:style-name="ce2" office:value-type="string" calcext:value-type="string">
            <text:p>Mercury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time" office:time-value="PT08H00M00S" calcext:value-type="time">
            <text:p>8:0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Venus Aerostat-Xity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5]);&quot;&quot;;IF([.L5]=1;&quot;Atmospheric&quot;;[.B5]+1))" office:value-type="string" office:string-value="Atmospheric" calcext:value-type="string">
            <text:p>Atmospheric</text:p>
          </table:table-cell>
          <table:table-cell table:style-name="ce2" office:value-type="string" calcext:value-type="string">
            <text:p>Venus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time" office:time-value="PT07H00M00S" calcext:value-type="time">
            <text:p>7:0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tho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6]);&quot;&quot;;IF([.L6]=1;&quot;Atmospheric&quot;;[.B6]+1))" office:value-type="float" office:value="2" calcext:value-type="float">
            <text:p>2</text:p>
          </table:table-cell>
          <table:table-cell table:style-name="ce2" office:value-type="string" calcext:value-type="string">
            <text:p>Venus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una Aristarchus Plateau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Luna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IF(ISBLANK([.B7]);&quot;&quot;;IF([.L7]=1;&quot;Atmospheric&quot;;[.B7]+1))" office:value-type="float" office:value="10" calcext:value-type="float">
            <text:p>10</text:p>
          </table:table-cell>
          <table:table-cell table:style-name="ce2" office:value-type="string" calcext:value-type="string">
            <text:p>Earth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time" office:time-value="PT02H45M00S" calcext:value-type="time">
            <text:p>2:4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una Shackleton Polar Rim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Luna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8]);&quot;&quot;;IF([.L8]=1;&quot;Atmospheric&quot;;[.B8]+1))" office:value-type="float" office:value="10" calcext:value-type="float">
            <text:p>10</text:p>
          </table:table-cell>
          <table:table-cell table:style-name="ce2" office:value-type="string" calcext:value-type="string">
            <text:p>Earth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time" office:time-value="PT02H45M00S" calcext:value-type="time">
            <text:p>2:4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ruithn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M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9]);&quot;&quot;;IF([.L9]=1;&quot;Atmospheric&quot;;[.B9]+1))" office:value-type="float" office:value="2" calcext:value-type="float">
            <text:p>2</text:p>
          </table:table-cell>
          <table:table-cell table:style-name="ce2" office:value-type="string" calcext:value-type="string">
            <text:p>Earth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time" office:time-value="PT04H30M00S" calcext:value-type="time">
            <text:p>4: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Itokaw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0]);&quot;&quot;;IF([.L10]=1;&quot;Atmospheric&quot;;[.B10]+1))" office:value-type="float" office:value="2" calcext:value-type="float">
            <text:p>2</text:p>
          </table:table-cell>
          <table:table-cell table:style-name="ce2" office:value-type="string" calcext:value-type="string">
            <text:p>Earth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time" office:time-value="PT07H30M00S" calcext:value-type="time">
            <text:p>7:3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omet Phaetho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Yellow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1]);&quot;&quot;;IF([.L11]=1;&quot;Atmospheric&quot;;[.B11]+1))" office:value-type="float" office:value="2" calcext:value-type="float">
            <text:p>2</text:p>
          </table:table-cell>
          <table:table-cell table:style-name="ce2" office:value-type="string" calcext:value-type="string">
            <text:p>Earth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ufu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2]);&quot;&quot;;IF([.L12]=1;&quot;Atmospheric&quot;;[.B12]+1))" office:value-type="float" office:value="2" calcext:value-type="float">
            <text:p>2</text:p>
          </table:table-cell>
          <table:table-cell table:style-name="ce2" office:value-type="string" calcext:value-type="string">
            <text:p>Earth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time" office:time-value="PT08H45M00S" calcext:value-type="time">
            <text:p>8:4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ennu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3]);&quot;&quot;;IF([.L13]=1;&quot;Atmospheric&quot;;[.B13]+1))" office:value-type="float" office:value="2" calcext:value-type="float">
            <text:p>2</text:p>
          </table:table-cell>
          <table:table-cell table:style-name="ce2" office:value-type="string" calcext:value-type="string">
            <text:p>Earth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jolni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4]);&quot;&quot;;IF([.L14]=1;&quot;Atmospheric&quot;;[.B14]+1))" office:value-type="float" office:value="2" calcext:value-type="float">
            <text:p>2</text:p>
          </table:table-cell>
          <table:table-cell table:style-name="ce2" office:value-type="string" calcext:value-type="string">
            <text:p>Earth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Icaru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2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Red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5]);&quot;&quot;;IF([.L15]=1;&quot;Atmospheric&quot;;[.B15]+1))" office:value-type="float" office:value="2" calcext:value-type="float">
            <text:p>2</text:p>
          </table:table-cell>
          <table:table-cell table:style-name="ce2" office:value-type="string" calcext:value-type="string">
            <text:p>Earth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pophi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6]);&quot;&quot;;IF([.L16]=1;&quot;Atmospheric&quot;;[.B16]+1))" office:value-type="float" office:value="2" calcext:value-type="float">
            <text:p>2</text:p>
          </table:table-cell>
          <table:table-cell table:style-name="ce2" office:value-type="string" calcext:value-type="string">
            <text:p>Earth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time" office:time-value="PT11H30M00S" calcext:value-type="time">
            <text:p>11:3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YORP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7]);&quot;&quot;;IF([.L17]=1;&quot;Atmospheric&quot;;[.B17]+1))" office:value-type="float" office:value="2" calcext:value-type="float">
            <text:p>2</text:p>
          </table:table-cell>
          <table:table-cell table:style-name="ce2" office:value-type="string" calcext:value-type="string">
            <text:p>Earth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time" office:time-value="PT12H30M00S" calcext:value-type="time">
            <text:p>12:3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idym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Didymo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8]);&quot;&quot;;IF([.L18]=1;&quot;Atmospheric&quot;;[.B18]+1))" office:value-type="float" office:value="2" calcext:value-type="float">
            <text:p>2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12H00M00S" calcext:value-type="time">
            <text:p>12: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idymos Moonle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Didymo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9]);&quot;&quot;;IF([.L19]=1;&quot;Atmospheric&quot;;[.B19]+1))" office:value-type="float" office:value="2" calcext:value-type="float">
            <text:p>2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12H30M00S" calcext:value-type="time">
            <text:p>12: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Mars North Pole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Mars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20]);&quot;&quot;;IF([.L20]=1;&quot;Atmospheric&quot;;[.B20]+1))" office:value-type="string" office:string-value="Atmospheric" calcext:value-type="string">
            <text:p>Atmospheric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01H30M00S" calcext:value-type="time">
            <text:p>1: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Mars Arsia Mons Caves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Mars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IF(ISBLANK([.B21]);&quot;&quot;;IF([.L21]=1;&quot;Atmospheric&quot;;[.B21]+1))" office:value-type="string" office:string-value="Atmospheric" calcext:value-type="string">
            <text:p>Atmospheric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01H45M00S" calcext:value-type="time">
            <text:p>1: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Mars Hellas Basin Buried Glaciers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Mars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22]);&quot;&quot;;IF([.L22]=1;&quot;Atmospheric&quot;;[.B22]+1))" office:value-type="string" office:string-value="Atmospheric" calcext:value-type="string">
            <text:p>Atmospheric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01H45M00S" calcext:value-type="time">
            <text:p>1:4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eim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Martian Moonlet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23]);&quot;&quot;;IF([.L23]=1;&quot;Atmospheric&quot;;[.B23]+1))" office:value-type="float" office:value="2" calcext:value-type="float">
            <text:p>2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02H00M00S" calcext:value-type="time">
            <text:p>2: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Phob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Martian Moonlet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IF(ISBLANK([.B24]);&quot;&quot;;IF([.L24]=1;&quot;Atmospheric&quot;;[.B24]+1))" office:value-type="float" office:value="2" calcext:value-type="float">
            <text:p>2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02H00M00S" calcext:value-type="time">
            <text:p>2: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urek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25]);&quot;&quot;;IF([.L25]=1;&quot;Atmospheric&quot;;[.B25]+1))" office:value-type="float" office:value="2" calcext:value-type="float">
            <text:p>2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03H30M00S" calcext:value-type="time">
            <text:p>3:3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y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26]);&quot;&quot;;IF([.L26]=1;&quot;Atmospheric&quot;;[.B26]+1))" office:value-type="float" office:value="2" calcext:value-type="float">
            <text:p>2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03H30M00S" calcext:value-type="time">
            <text:p>3: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Iva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27]);&quot;&quot;;IF([.L27]=1;&quot;Atmospheric&quot;;[.B27]+1))" office:value-type="float" office:value="2" calcext:value-type="float">
            <text:p>2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08H45M00S" calcext:value-type="time">
            <text:p>8:4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lenu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28]);&quot;&quot;;IF([.L28]=1;&quot;Atmospheric&quot;;[.B28]+1))" office:value-type="float" office:value="2" calcext:value-type="float">
            <text:p>2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09H00M00S" calcext:value-type="time">
            <text:p>9: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Tor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29]);&quot;&quot;;IF([.L29]=1;&quot;Atmospheric&quot;;[.B29]+1))" office:value-type="float" office:value="2" calcext:value-type="float">
            <text:p>2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r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30]);&quot;&quot;;IF([.L30]=1;&quot;Atmospheric&quot;;[.B30]+1))" office:value-type="float" office:value="2" calcext:value-type="float">
            <text:p>2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reu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31]);&quot;&quot;;IF([.L31]=1;&quot;Atmospheric&quot;;[.B31]+1))" office:value-type="float" office:value="2" calcext:value-type="float">
            <text:p>2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12H30M00S" calcext:value-type="time">
            <text:p>12: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Oljat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M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32]);&quot;&quot;;IF([.L32]=1;&quot;Atmospheric&quot;;[.B32]+1))" office:value-type="float" office:value="2" calcext:value-type="float">
            <text:p>2</text:p>
          </table:table-cell>
          <table:table-cell table:style-name="ce2" office:value-type="string" calcext:value-type="string">
            <text:p>Mars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time" office:time-value="PT12H45M00S" calcext:value-type="time">
            <text:p>12:4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riadne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Flor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33]);&quot;&quot;;IF([.L33]=1;&quot;Atmospheric&quot;;[.B33]+1))" office:value-type="float" office:value="3" calcext:value-type="float">
            <text:p>3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aspr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Flor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34]);&quot;&quot;;IF([.L34]=1;&quot;Atmospheric&quot;;[.B34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Flora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Flor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35]);&quot;&quot;;IF([.L35]=1;&quot;Atmospheric&quot;;[.B35]+1))" office:value-type="float" office:value="5" calcext:value-type="float">
            <text:p>5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0H30M00S" calcext:value-type="time">
            <text:p>10:3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eres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Gefion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36]);&quot;&quot;;IF([.L36]=1;&quot;Atmospheric&quot;;[.B36]+1))" office:value-type="float" office:value="7" calcext:value-type="float">
            <text:p>7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1H00M00S" calcext:value-type="time">
            <text:p>1:00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egis Moonle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Gefion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37]);&quot;&quot;;IF([.L37]=1;&quot;Atmospheric&quot;;[.B37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1H15M00S" calcext:value-type="time">
            <text:p>1:1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Gefio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Gefion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38]);&quot;&quot;;IF([.L38]=1;&quot;Atmospheric&quot;;[.B38]+1))" office:value-type="float" office:value="3" calcext:value-type="float">
            <text:p>3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1H15M00S" calcext:value-type="time">
            <text:p>1:1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Miahelen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Gefion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39]);&quot;&quot;;IF([.L39]=1;&quot;Atmospheric&quot;;[.B39]+1))" office:value-type="float" office:value="3" calcext:value-type="float">
            <text:p>3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1H15M00S" calcext:value-type="time">
            <text:p>1:1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Minerv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Gefion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40]);&quot;&quot;;IF([.L40]=1;&quot;Atmospheric&quot;;[.B40]+1))" office:value-type="float" office:value="4" calcext:value-type="float">
            <text:p>4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1H15M00S" calcext:value-type="time">
            <text:p>1:1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adeni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Hygie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41]);&quot;&quot;;IF([.L41]=1;&quot;Atmospheric&quot;;[.B41]+1))" office:value-type="float" office:value="3" calcext:value-type="float">
            <text:p>3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9H00M00S" calcext:value-type="time">
            <text:p>9: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Hygiea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Hygie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42]);&quot;&quot;;IF([.L42]=1;&quot;Atmospheric&quot;;[.B42]+1))" office:value-type="float" office:value="6" calcext:value-type="float">
            <text:p>6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9H00M00S" calcext:value-type="time">
            <text:p>9: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Friederike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Hygie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43]);&quot;&quot;;IF([.L43]=1;&quot;Atmospheric&quot;;[.B43]+1))" office:value-type="float" office:value="3" calcext:value-type="float">
            <text:p>3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in C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Karin Cluste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44]);&quot;&quot;;IF([.L44]=1;&quot;Atmospheric&quot;;[.B44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1H45M00S" calcext:value-type="time">
            <text:p>11:4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arin 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Karin Cluste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45]);&quot;&quot;;IF([.L45]=1;&quot;Atmospheric&quot;;[.B45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00M00S" calcext:value-type="time">
            <text:p>12:0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arin B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Karin Cluste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46]);&quot;&quot;;IF([.L46]=1;&quot;Atmospheric&quot;;[.B46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00M00S" calcext:value-type="time">
            <text:p>12:0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lexheli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M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Kleopatra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47]);&quot;&quot;;IF([.L47]=1;&quot;Atmospheric&quot;;[.B47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leopatra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M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Kleopatra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48]);&quot;&quot;;IF([.L48]=1;&quot;Atmospheric&quot;;[.B48]+1))" office:value-type="float" office:value="5" calcext:value-type="float">
            <text:p>5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leoselen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M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Kleopatra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49]);&quot;&quot;;IF([.L49]=1;&quot;Atmospheric&quot;;[.B49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ctyl Moonle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Koronis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50]);&quot;&quot;;IF([.L50]=1;&quot;Atmospheric&quot;;[.B50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00M00S" calcext:value-type="time">
            <text:p>12:0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resd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Koronis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51]);&quot;&quot;;IF([.L51]=1;&quot;Atmospheric&quot;;[.B51]+1))" office:value-type="float" office:value="3" calcext:value-type="float">
            <text:p>3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00M00S" calcext:value-type="time">
            <text:p>12:0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Id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Koronis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52]);&quot;&quot;;IF([.L52]=1;&quot;Atmospheric&quot;;[.B52]+1))" office:value-type="float" office:value="3" calcext:value-type="float">
            <text:p>3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00M00S" calcext:value-type="time">
            <text:p>12:0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cka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Koronis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53]);&quot;&quot;;IF([.L53]=1;&quot;Atmospheric&quot;;[.B53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00M00S" calcext:value-type="time">
            <text:p>12:0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oronis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Koronis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54]);&quot;&quot;;IF([.L54]=1;&quot;Atmospheric&quot;;[.B54]+1))" office:value-type="float" office:value="4" calcext:value-type="float">
            <text:p>4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15M00S" calcext:value-type="time">
            <text:p>12: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acrimos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Koronis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55]);&quot;&quot;;IF([.L55]=1;&quot;Atmospheric&quot;;[.B55]+1))" office:value-type="float" office:value="4" calcext:value-type="float">
            <text:p>4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15M00S" calcext:value-type="time">
            <text:p>12: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rd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Koronis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56]);&quot;&quot;;IF([.L56]=1;&quot;Atmospheric&quot;;[.B56]+1))" office:value-type="float" office:value="4" calcext:value-type="float">
            <text:p>4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30M00S" calcext:value-type="time">
            <text:p>12:3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ermes B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MOID Binar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content-validation-name="val3" office:value-type="string" calcext:value-type="string">
            <text:p>Blue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57]);&quot;&quot;;IF([.L57]=1;&quot;Atmospheric&quot;;[.B57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8H00M00S" calcext:value-type="time">
            <text:p>8:0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Hermes 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MOID Binar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content-validation-name="val3" office:value-type="string" calcext:value-type="string">
            <text:p>Blue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58]);&quot;&quot;;IF([.L58]=1;&quot;Atmospheric&quot;;[.B58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8H15M00S" calcext:value-type="time">
            <text:p>8:1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hauce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Nys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59]);&quot;&quot;;IF([.L59]=1;&quot;Atmospheric&quot;;[.B59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1H00M00S" calcext:value-type="time">
            <text:p>11: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Herth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M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Nys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60]);&quot;&quot;;IF([.L60]=1;&quot;Atmospheric&quot;;[.B60]+1))" office:value-type="float" office:value="4" calcext:value-type="float">
            <text:p>4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1H00M00S" calcext:value-type="time">
            <text:p>11: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Nys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M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Nys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61]);&quot;&quot;;IF([.L61]=1;&quot;Atmospheric&quot;;[.B61]+1))" office:value-type="float" office:value="4" calcext:value-type="float">
            <text:p>4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1H15M00S" calcext:value-type="time">
            <text:p>11:1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olan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Nys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62]);&quot;&quot;;IF([.L62]=1;&quot;Atmospheric&quot;;[.B62]+1))" office:value-type="float" office:value="3" calcext:value-type="float">
            <text:p>3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1H15M00S" calcext:value-type="time">
            <text:p>11:1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Remus Moonle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Sylvia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63]);&quot;&quot;;IF([.L63]=1;&quot;Atmospheric&quot;;[.B63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mulus Moonle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Sylvia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64]);&quot;&quot;;IF([.L64]=1;&quot;Atmospheric&quot;;[.B64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ylvia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Sylvia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65]);&quot;&quot;;IF([.L65]=1;&quot;Atmospheric&quot;;[.B65]+1))" office:value-type="float" office:value="6" calcext:value-type="float">
            <text:p>6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ichsfeldia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Vest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66]);&quot;&quot;;IF([.L66]=1;&quot;Atmospheric&quot;;[.B66]+1))" office:value-type="float" office:value="5" calcext:value-type="float">
            <text:p>5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1H00M00S" calcext:value-type="time">
            <text:p>1:0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Peking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Vest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67]);&quot;&quot;;IF([.L67]=1;&quot;Atmospheric&quot;;[.B67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30M00S" calcext:value-type="time">
            <text:p>12: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Vesta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Vest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68]);&quot;&quot;;IF([.L68]=1;&quot;Atmospheric&quot;;[.B68]+1))" office:value-type="float" office:value="7" calcext:value-type="float">
            <text:p>7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30M00S" calcext:value-type="time">
            <text:p>12:30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olla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Vest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69]);&quot;&quot;;IF([.L69]=1;&quot;Atmospheric&quot;;[.B69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45M00S" calcext:value-type="time">
            <text:p>12:4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Unitas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Vest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70]);&quot;&quot;;IF([.L70]=1;&quot;Atmospheric&quot;;[.B70]+1))" office:value-type="float" office:value="5" calcext:value-type="float">
            <text:p>5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45M00S" calcext:value-type="time">
            <text:p>12:4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omet Holm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Re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71]);&quot;&quot;;IF([.L71]=1;&quot;Atmospheric&quot;;[.B71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1H00M00S" calcext:value-type="time">
            <text:p>1:0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ortuna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72]);&quot;&quot;;IF([.L72]=1;&quot;Atmospheric&quot;;[.B72]+1))" office:value-type="float" office:value="6" calcext:value-type="float">
            <text:p>6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utetia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M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73]);&quot;&quot;;IF([.L73]=1;&quot;Atmospheric&quot;;[.B73]+1))" office:value-type="float" office:value="5" calcext:value-type="float">
            <text:p>5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omet Wild 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74]);&quot;&quot;;IF([.L74]=1;&quot;Atmospheric&quot;;[.B74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8H45M00S" calcext:value-type="time">
            <text:p>8:4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athild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75]);&quot;&quot;;IF([.L75]=1;&quot;Atmospheric&quot;;[.B75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8H45M00S" calcext:value-type="time">
            <text:p>8:4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omet Wilson-Harringto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76]);&quot;&quot;;IF([.L76]=1;&quot;Atmospheric&quot;;[.B76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9H00M00S" calcext:value-type="time">
            <text:p>9:0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omet Hartley 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Yellow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77]);&quot;&quot;;IF([.L77]=1;&quot;Atmospheric&quot;;[.B77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hurynmov-Gerasimenk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78]);&quot;&quot;;IF([.L78]=1;&quot;Atmospheric&quot;;[.B78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omet Elst-Pizarr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79]);&quot;&quot;;IF([.L79]=1;&quot;Atmospheric&quot;;[.B79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0H45M00S" calcext:value-type="time">
            <text:p>10:4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omet Enck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Blue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80]);&quot;&quot;;IF([.L80]=1;&quot;Atmospheric&quot;;[.B80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0H45M00S" calcext:value-type="time">
            <text:p>10:4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vida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81]);&quot;&quot;;IF([.L81]=1;&quot;Atmospheric&quot;;[.B81]+1))" office:value-type="float" office:value="6" calcext:value-type="float">
            <text:p>6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1H45M00S" calcext:value-type="time">
            <text:p>11:4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omet Borrell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Yellow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82]);&quot;&quot;;IF([.L82]=1;&quot;Atmospheric&quot;;[.B82]+1))" office:value-type="float" office:value="2" calcext:value-type="float">
            <text:p>2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00M00S" calcext:value-type="time">
            <text:p>12:0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syche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1" office:value-type="string" calcext:value-type="string">
            <text:p>M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83]);&quot;&quot;;IF([.L83]=1;&quot;Atmospheric&quot;;[.B83]+1))" office:value-type="float" office:value="6" calcext:value-type="float">
            <text:p>6</text:p>
          </table:table-cell>
          <table:table-cell table:style-name="ce2" office:value-type="string" calcext:value-type="string">
            <text:p>Ceres</text:p>
          </table:table-cell>
          <table:table-cell table:style-name="ce6" office:value-type="float" office:value="-2" calcext:value-type="float">
            <text:p>-2</text:p>
          </table:table-cell>
          <table:table-cell table:style-name="ce7" office:value-type="time" office:time-value="PT12H00M00S" calcext:value-type="time">
            <text:p>12:0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office:annotation draw:style-name="gr1" draw:text-style-name="P2" svg:width="222.29pt" svg:height="42.75pt" svg:x="160.58pt" svg:y="1330.5pt" draw:caption-point-x="-11.54pt" draw:caption-point-y="-22.99pt">
              <dc:date>2025-06-25T00:00:00</dc:date>
              <text:p text:style-name="P1">Corrected from "Agememnon" on map</text:p>
              <text:p text:style-name="P1"><text:tab/>-Andro Hsu</text:p>
            </office:annotation>
            <text:p>Agamemnon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Agamemnon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84]);&quot;&quot;;IF([.L84]=1;&quot;Atmospheric&quot;;[.B84]+1))" office:value-type="float" office:value="4" calcext:value-type="float">
            <text:p>4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gamemnon Moonle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Agamemnon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85]);&quot;&quot;;IF([.L85]=1;&quot;Atmospheric&quot;;[.B85]+1))" office:value-type="float" office:value="2" calcext:value-type="float">
            <text:p>2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allisto Asgard Ice Spires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Callisto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86]);&quot;&quot;;IF([.L86]=1;&quot;Atmospheric&quot;;[.B86]+1))" office:value-type="float" office:value="9" calcext:value-type="float">
            <text:p>9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allisto Valhalla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Callisto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87]);&quot;&quot;;IF([.L87]=1;&quot;Atmospheric&quot;;[.B87]+1))" office:value-type="float" office:value="9" calcext:value-type="float">
            <text:p>9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uropa Conamara Chaos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Europa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88]);&quot;&quot;;IF([.L88]=1;&quot;Atmospheric&quot;;[.B88]+1))" office:value-type="float" office:value="9" calcext:value-type="float">
            <text:p>9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uropa Subsurface Ocean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Europa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89]);&quot;&quot;;IF([.L89]=1;&quot;Atmospheric&quot;;[.B89]+1))" office:value-type="float" office:value="9" calcext:value-type="float">
            <text:p>9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Ganymede Memphis Facula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Ganymed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90]);&quot;&quot;;IF([.L90]=1;&quot;Atmospheric&quot;;[.B90]+1))" office:value-type="float" office:value="10" calcext:value-type="float">
            <text:p>10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anymede Uruk Sulcus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Ganymed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91]);&quot;&quot;;IF([.L91]=1;&quot;Atmospheric&quot;;[.B91]+1))" office:value-type="float" office:value="10" calcext:value-type="float">
            <text:p>10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ektor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Hekto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92]);&quot;&quot;;IF([.L92]=1;&quot;Atmospheric&quot;;[.B92]+1))" office:value-type="float" office:value="4" calcext:value-type="float">
            <text:p>4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kamandrios Moonle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Hekto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93]);&quot;&quot;;IF([.L93]=1;&quot;Atmospheric&quot;;[.B93]+1))" office:value-type="float" office:value="2" calcext:value-type="float">
            <text:p>2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Icario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Icarion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94]);&quot;&quot;;IF([.L94]=1;&quot;Atmospheric&quot;;[.B94]+1))" office:value-type="float" office:value="2" calcext:value-type="float">
            <text:p>2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9H00M00S" calcext:value-type="time">
            <text:p>9:0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Philoctet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Icarion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95]);&quot;&quot;;IF([.L95]=1;&quot;Atmospheric&quot;;[.B95]+1))" office:value-type="float" office:value="2" calcext:value-type="float">
            <text:p>2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9H00M00S" calcext:value-type="time">
            <text:p>9:0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Io Gish Bar Mons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content-validation-name="val1" office:value-type="string" calcext:value-type="string">
            <text:p>M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Io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96]);&quot;&quot;;IF([.L96]=1;&quot;Atmospheric&quot;;[.B96]+1))" office:value-type="float" office:value="10" calcext:value-type="float">
            <text:p>10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Io Loki Patera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 table:style-name="ce2" office:value-type="string" calcext:value-type="string">
            <text:p>Io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97]);&quot;&quot;;IF([.L97]=1;&quot;Atmospheric&quot;;[.B97]+1))" office:value-type="float" office:value="10" calcext:value-type="float">
            <text:p>10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lar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Jovian Himalia Moonlet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98]);&quot;&quot;;IF([.L98]=1;&quot;Atmospheric&quot;;[.B98]+1))" office:value-type="float" office:value="4" calcext:value-type="float">
            <text:p>4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Himalia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Jovian Himalia Moonlet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99]);&quot;&quot;;IF([.L99]=1;&quot;Atmospheric&quot;;[.B99]+1))" office:value-type="float" office:value="5" calcext:value-type="float">
            <text:p>5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ed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Jovian Himalia Moonlet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00]);&quot;&quot;;IF([.L100]=1;&quot;Atmospheric&quot;;[.B100]+1))" office:value-type="float" office:value="2" calcext:value-type="float">
            <text:p>2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ysithe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Jovian Himalia Moonlet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01]);&quot;&quot;;IF([.L101]=1;&quot;Atmospheric&quot;;[.B101]+1))" office:value-type="float" office:value="3" calcext:value-type="float">
            <text:p>3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0H30M00S" calcext:value-type="time">
            <text:p>10: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aocoo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Laocoon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02]);&quot;&quot;;IF([.L102]=1;&quot;Atmospheric&quot;;[.B102]+1))" office:value-type="float" office:value="2" calcext:value-type="float">
            <text:p>2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1H45M00S" calcext:value-type="time">
            <text:p>11:4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nteno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Laocoon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03]);&quot;&quot;;IF([.L103]=1;&quot;Atmospheric&quot;;[.B103]+1))" office:value-type="float" office:value="2" calcext:value-type="float">
            <text:p>2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2H00M00S" calcext:value-type="time">
            <text:p>12:0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Menoetiu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Patroclu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04]);&quot;&quot;;IF([.L104]=1;&quot;Atmospheric&quot;;[.B104]+1))" office:value-type="float" office:value="3" calcext:value-type="float">
            <text:p>3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2H15M00S" calcext:value-type="time">
            <text:p>12:1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Glauk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Patroclu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05]);&quot;&quot;;IF([.L105]=1;&quot;Atmospheric&quot;;[.B105]+1))" office:value-type="float" office:value="2" calcext:value-type="float">
            <text:p>2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2H30M00S" calcext:value-type="time">
            <text:p>12: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Patroclu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Patroclu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06]);&quot;&quot;;IF([.L106]=1;&quot;Atmospheric&quot;;[.B106]+1))" office:value-type="float" office:value="3" calcext:value-type="float">
            <text:p>3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2H30M00S" calcext:value-type="time">
            <text:p>12: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Telamon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Telamon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07]);&quot;&quot;;IF([.L107]=1;&quot;Atmospheric&quot;;[.B107]+1))" office:value-type="float" office:value="4" calcext:value-type="float">
            <text:p>4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Nesto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Telamon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08]);&quot;&quot;;IF([.L108]=1;&quot;Atmospheric&quot;;[.B108]+1))" office:value-type="float" office:value="3" calcext:value-type="float">
            <text:p>3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chille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09]);&quot;&quot;;IF([.L109]=1;&quot;Atmospheric&quot;;[.B109]+1))" office:value-type="float" office:value="3" calcext:value-type="float">
            <text:p>3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ee-Ze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Re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10]);&quot;&quot;;IF([.L110]=1;&quot;Atmospheric&quot;;[.B110]+1))" office:value-type="float" office:value="2" calcext:value-type="float">
            <text:p>2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9H00M00S" calcext:value-type="time">
            <text:p>9:0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omet Schwassmann-Wachmann 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IF(ISBLANK([.B111]);&quot;&quot;;IF([.L111]=1;&quot;Atmospheric&quot;;[.B111]+1))" office:value-type="float" office:value="3" calcext:value-type="float">
            <text:p>3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omet Neujmin 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Blue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12]);&quot;&quot;;IF([.L112]=1;&quot;Atmospheric&quot;;[.B112]+1))" office:value-type="float" office:value="2" calcext:value-type="float">
            <text:p>2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1H00M00S" calcext:value-type="time">
            <text:p>11:0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enea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13]);&quot;&quot;;IF([.L113]=1;&quot;Atmospheric&quot;;[.B113]+1))" office:value-type="float" office:value="3" calcext:value-type="float">
            <text:p>3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1H30M00S" calcext:value-type="time">
            <text:p>11:3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ithonu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14]);&quot;&quot;;IF([.L114]=1;&quot;Atmospheric&quot;;[.B114]+1))" office:value-type="float" office:value="2" calcext:value-type="float">
            <text:p>2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1H30M00S" calcext:value-type="time">
            <text:p>11:3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hiron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IF(ISBLANK([.B115]);&quot;&quot;;IF([.L115]=1;&quot;Atmospheric&quot;;[.B115]+1))" office:value-type="float" office:value="5" calcext:value-type="float">
            <text:p>5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2H30M00S" calcext:value-type="time">
            <text:p>12:3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latu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IF(ISBLANK([.B116]);&quot;&quot;;IF([.L116]=1;&quot;Atmospheric&quot;;[.B116]+1))" office:value-type="float" office:value="3" calcext:value-type="float">
            <text:p>3</text:p>
          </table:table-cell>
          <table:table-cell table:style-name="ce2" office:value-type="string" calcext:value-type="string">
            <text:p>Jupiter</text:p>
          </table:table-cell>
          <table:table-cell table:style-name="ce6" office:value-type="float" office:value="-3" calcext:value-type="float">
            <text:p>-3</text:p>
          </table:table-cell>
          <table:table-cell table:style-name="ce7" office:value-type="time" office:time-value="PT12H45M00S" calcext:value-type="time">
            <text:p>12:4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lyps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Calypso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17]);&quot;&quot;;IF([.L117]=1;&quot;Atmospheric&quot;;[.B117]+1))" office:value-type="float" office:value="2" calcext:value-type="float">
            <text:p>2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45M00S" calcext:value-type="time">
            <text:p>8:4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ethys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Calypso</text:p>
            <text:p>Telesto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18]);&quot;&quot;;IF([.L118]=1;&quot;Atmospheric&quot;;[.B118]+1))" office:value-type="float" office:value="6" calcext:value-type="float">
            <text:p>6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45M00S" calcext:value-type="time">
            <text:p>8:4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elen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Helene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19]);&quot;&quot;;IF([.L119]=1;&quot;Atmospheric&quot;;[.B119]+1))" office:value-type="float" office:value="2" calcext:value-type="float">
            <text:p>2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olydeuc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Polydeuce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20]);&quot;&quot;;IF([.L120]=1;&quot;Atmospheric&quot;;[.B120]+1))" office:value-type="float" office:value="2" calcext:value-type="float">
            <text:p>2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ione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Polydeuces</text:p>
            <text:p>Helene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21]);&quot;&quot;;IF([.L121]=1;&quot;Atmospheric&quot;;[.B121]+1))" office:value-type="float" office:value="7" calcext:value-type="float">
            <text:p>7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Janu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4" office:value-type="string" calcext:value-type="string">
            <text:p>Saturn Inner Satellite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22]);&quot;&quot;;IF([.L122]=1;&quot;Atmospheric&quot;;[.B122]+1))" office:value-type="float" office:value="3" calcext:value-type="float">
            <text:p>3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45M00S" calcext:value-type="time">
            <text:p>8:4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andor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4" office:value-type="string" calcext:value-type="string">
            <text:p>Saturn Inner Satellite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23]);&quot;&quot;;IF([.L123]=1;&quot;Atmospheric&quot;;[.B123]+1))" office:value-type="float" office:value="3" calcext:value-type="float">
            <text:p>3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45M00S" calcext:value-type="time">
            <text:p>8:4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rometheu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4" office:value-type="string" calcext:value-type="string">
            <text:p>Saturn Inner Satellite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IF(ISBLANK([.B124]);&quot;&quot;;IF([.L124]=1;&quot;Atmospheric&quot;;[.B124]+1))" office:value-type="float" office:value="3" calcext:value-type="float">
            <text:p>3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45M00S" calcext:value-type="time">
            <text:p>8:4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pimetheu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4" office:value-type="string" calcext:value-type="string">
            <text:p>Saturn Inner Satellite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25]);&quot;&quot;;IF([.L125]=1;&quot;Atmospheric&quot;;[.B125]+1))" office:value-type="float" office:value="3" calcext:value-type="float">
            <text:p>3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9H00M00S" calcext:value-type="time">
            <text:p>9:0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hoebe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Saturnian Norse Moonlet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26]);&quot;&quot;;IF([.L126]=1;&quot;Atmospheric&quot;;[.B126]+1))" office:value-type="float" office:value="4" calcext:value-type="float">
            <text:p>4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kol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Saturnian Norse Moonlet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27]);&quot;&quot;;IF([.L127]=1;&quot;Atmospheric&quot;;[.B127]+1))" office:value-type="float" office:value="2" calcext:value-type="float">
            <text:p>2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uttung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Saturnian Norse Moonlet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28]);&quot;&quot;;IF([.L128]=1;&quot;Atmospheric&quot;;[.B128]+1))" office:value-type="float" office:value="2" calcext:value-type="float">
            <text:p>2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Thym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Saturnian Norse Moonlet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29]);&quot;&quot;;IF([.L129]=1;&quot;Atmospheric&quot;;[.B129]+1))" office:value-type="float" office:value="2" calcext:value-type="float">
            <text:p>2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Ymi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Saturnian Norse Moonlet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30]);&quot;&quot;;IF([.L130]=1;&quot;Atmospheric&quot;;[.B130]+1))" office:value-type="float" office:value="2" calcext:value-type="float">
            <text:p>2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Telest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Telesto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31]);&quot;&quot;;IF([.L131]=1;&quot;Atmospheric&quot;;[.B131]+1))" office:value-type="float" office:value="2" calcext:value-type="float">
            <text:p>2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45M00S" calcext:value-type="time">
            <text:p>8:4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itan Kraken Mare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Titan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32]);&quot;&quot;;IF([.L132]=1;&quot;Atmospheric&quot;;[.B132]+1))" office:value-type="string" office:string-value="Atmospheric" calcext:value-type="string">
            <text:p>Atmospheric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itan Ontario Lacus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Titan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33]);&quot;&quot;;IF([.L133]=1;&quot;Atmospheric&quot;;[.B133]+1))" office:value-type="string" office:string-value="Atmospheric" calcext:value-type="string">
            <text:p>Atmospheric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ea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34]);&quot;&quot;;IF([.L134]=1;&quot;Atmospheric&quot;;[.B134]+1))" office:value-type="float" office:value="7" calcext:value-type="float">
            <text:p>7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itan Aerostat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35]);&quot;&quot;;IF([.L135]=1;&quot;Atmospheric&quot;;[.B135]+1))" office:value-type="string" office:string-value="Atmospheric" calcext:value-type="string">
            <text:p>Atmospheric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30M00S" calcext:value-type="time">
            <text:p>8: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aturn Aerostat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2" table:content-validation-name="val2" office:value-type="float" office:value="0" calcext:value-type="float">
            <text:p>0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IF(ISBLANK([.B136]);&quot;&quot;;IF([.L136]=1;&quot;Atmospheric&quot;;[.B136]+1))" office:value-type="string" office:string-value="Atmospheric" calcext:value-type="string">
            <text:p>Atmospheric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45M00S" calcext:value-type="time">
            <text:p>8:4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yperion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8H45M00S" calcext:value-type="time">
            <text:p>8:4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nceladus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1" office:value-type="string" calcext:value-type="string">
            <text:p>M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38]);&quot;&quot;;IF([.L138]=1;&quot;Atmospheric&quot;;[.B138]+1))" office:value-type="float" office:value="6" calcext:value-type="float">
            <text:p>6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9H00M00S" calcext:value-type="time">
            <text:p>9: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Iapetus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39]);&quot;&quot;;IF([.L139]=1;&quot;Atmospheric&quot;;[.B139]+1))" office:value-type="float" office:value="7" calcext:value-type="float">
            <text:p>7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9H00M00S" calcext:value-type="time">
            <text:p>9:00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Methon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40]);&quot;&quot;;IF([.L140]=1;&quot;Atmospheric&quot;;[.B140]+1))" office:value-type="float" office:value="2" calcext:value-type="float">
            <text:p>2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9H00M00S" calcext:value-type="time">
            <text:p>9: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imas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41]);&quot;&quot;;IF([.L141]=1;&quot;Atmospheric&quot;;[.B141]+1))" office:value-type="float" office:value="5" calcext:value-type="float">
            <text:p>5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9H00M00S" calcext:value-type="time">
            <text:p>9:0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omet Crommeli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Yellow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42]);&quot;&quot;;IF([.L142]=1;&quot;Atmospheric&quot;;[.B142]+1))" office:value-type="float" office:value="2" calcext:value-type="float">
            <text:p>2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reutz Sungraze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Yellow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43]);&quot;&quot;;IF([.L143]=1;&quot;Atmospheric&quot;;[.B143]+1))" office:value-type="float" office:value="2" calcext:value-type="float">
            <text:p>2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chelu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IF(ISBLANK([.B144]);&quot;&quot;;IF([.L144]=1;&quot;Atmospheric&quot;;[.B144]+1))" office:value-type="float" office:value="3" calcext:value-type="float">
            <text:p>3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10H30M00S" calcext:value-type="time">
            <text:p>10:3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kyrhoe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IF(ISBLANK([.B145]);&quot;&quot;;IF([.L145]=1;&quot;Atmospheric&quot;;[.B145]+1))" office:value-type="float" office:value="3" calcext:value-type="float">
            <text:p>3</text:p>
          </table:table-cell>
          <table:table-cell table:style-name="ce2" office:value-type="string" calcext:value-type="string">
            <text:p>Saturn</text:p>
          </table:table-cell>
          <table:table-cell table:style-name="ce6" office:value-type="float" office:value="-4" calcext:value-type="float">
            <text:p>-4</text:p>
          </table:table-cell>
          <table:table-cell table:style-name="ce7" office:value-type="time" office:time-value="PT10H45M00S" calcext:value-type="time">
            <text:p>10:4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iranda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Miranda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46]);&quot;&quot;;IF([.L146]=1;&quot;Atmospheric&quot;;[.B146]+1))" office:value-type="float" office:value="5" calcext:value-type="float">
            <text:p>5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Miranda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47]);&quot;&quot;;IF([.L147]=1;&quot;Atmospheric&quot;;[.B147]+1))" office:value-type="float" office:value="4" calcext:value-type="float">
            <text:p>4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Julie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Portia Group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48]);&quot;&quot;;IF([.L148]=1;&quot;Atmospheric&quot;;[.B148]+1))" office:value-type="float" office:value="3" calcext:value-type="float">
            <text:p>3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lind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Portia Group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49]);&quot;&quot;;IF([.L149]=1;&quot;Atmospheric&quot;;[.B149]+1))" office:value-type="float" office:value="3" calcext:value-type="float">
            <text:p>3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orti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Portia Group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50]);&quot;&quot;;IF([.L150]=1;&quot;Atmospheric&quot;;[.B150]+1))" office:value-type="float" office:value="4" calcext:value-type="float">
            <text:p>4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rosper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4" office:value-type="string" calcext:value-type="string">
            <text:p>Uranus Outer Moon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51]);&quot;&quot;;IF([.L151]=1;&quot;Atmospheric&quot;;[.B151]+1))" office:value-type="float" office:value="3" calcext:value-type="float">
            <text:p>3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etebo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4" office:value-type="string" calcext:value-type="string">
            <text:p>Uranus Outer Moon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52]);&quot;&quot;;IF([.L152]=1;&quot;Atmospheric&quot;;[.B152]+1))" office:value-type="float" office:value="3" calcext:value-type="float">
            <text:p>3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ycorax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4" office:value-type="string" calcext:value-type="string">
            <text:p>Uranus Outer Moons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53]);&quot;&quot;;IF([.L153]=1;&quot;Atmospheric&quot;;[.B153]+1))" office:value-type="float" office:value="4" calcext:value-type="float">
            <text:p>4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harikl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IF(ISBLANK([.B154]);&quot;&quot;;IF([.L154]=1;&quot;Atmospheric&quot;;[.B154]+1))" office:value-type="float" office:value="5" calcext:value-type="float">
            <text:p>5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ordeli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IF(ISBLANK([.B155]);&quot;&quot;;IF([.L155]=1;&quot;Atmospheric&quot;;[.B155]+1))" office:value-type="float" office:value="2" calcext:value-type="float">
            <text:p>2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ranus Aerostat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IF(ISBLANK([.B156]);&quot;&quot;;IF([.L156]=1;&quot;Atmospheric&quot;;[.B156]+1))" office:value-type="string" office:string-value="Atmospheric" calcext:value-type="string">
            <text:p>Atmospheric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15M00S" calcext:value-type="time">
            <text:p>9: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beron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57]);&quot;&quot;;IF([.L157]=1;&quot;Atmospheric&quot;;[.B157]+1))" office:value-type="float" office:value="8" calcext:value-type="float">
            <text:p>8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itania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58]);&quot;&quot;;IF([.L158]=1;&quot;Atmospheric&quot;;[.B158]+1))" office:value-type="float" office:value="8" calcext:value-type="float">
            <text:p>8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riel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59]);&quot;&quot;;IF([.L159]=1;&quot;Atmospheric&quot;;[.B159]+1))" office:value-type="float" office:value="7" calcext:value-type="float">
            <text:p>7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bolus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Blue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IF(ISBLANK([.B160]);&quot;&quot;;IF([.L160]=1;&quot;Atmospheric&quot;;[.B160]+1))" office:value-type="float" office:value="4" calcext:value-type="float">
            <text:p>4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Hylonome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IF(ISBLANK([.B161]);&quot;&quot;;IF([.L161]=1;&quot;Atmospheric&quot;;[.B161]+1))" office:value-type="float" office:value="4" calcext:value-type="float">
            <text:p>4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Umbriel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62]);&quot;&quot;;IF([.L162]=1;&quot;Atmospheric&quot;;[.B162]+1))" office:value-type="float" office:value="7" calcext:value-type="float">
            <text:p>7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omet Halle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Re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63]);&quot;&quot;;IF([.L163]=1;&quot;Atmospheric&quot;;[.B163]+1))" office:value-type="float" office:value="2" calcext:value-type="float">
            <text:p>2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holus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Red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IF(ISBLANK([.B164]);&quot;&quot;;IF([.L164]=1;&quot;Atmospheric&quot;;[.B164]+1))" office:value-type="float" office:value="5" calcext:value-type="float">
            <text:p>5</text:p>
          </table:table-cell>
          <table:table-cell table:style-name="ce2" office:value-type="string" calcext:value-type="string">
            <text:p>Uranus</text:p>
          </table:table-cell>
          <table:table-cell table:style-name="ce6" office:value-type="float" office:value="-5" calcext:value-type="float">
            <text:p>-5</text:p>
          </table:table-cell>
          <table:table-cell table:style-name="ce7" office:value-type="time" office:time-value="PT10H45M00S" calcext:value-type="time">
            <text:p>10:4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awiaker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Cubewano Kuiper Belt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65]);&quot;&quot;;IF([.L165]=1;&quot;Atmospheric&quot;;[.B165]+1))" office:value-type="float" office:value="4" calcext:value-type="float">
            <text:p>4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Teharonhiawak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Cubewano Kuiper Belt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66]);&quot;&quot;;IF([.L166]=1;&quot;Atmospheric&quot;;[.B166]+1))" office:value-type="float" office:value="5" calcext:value-type="float">
            <text:p>5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2002TX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Haume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67]);&quot;&quot;;IF([.L167]=1;&quot;Atmospheric&quot;;[.B167]+1))" office:value-type="float" office:value="5" calcext:value-type="float">
            <text:p>5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1990OY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Haume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68]);&quot;&quot;;IF([.L168]=1;&quot;Atmospheric&quot;;[.B168]+1))" office:value-type="float" office:value="3" calcext:value-type="float">
            <text:p>3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Hi'iaka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Haume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69]);&quot;&quot;;IF([.L169]=1;&quot;Atmospheric&quot;;[.B169]+1))" office:value-type="float" office:value="5" calcext:value-type="float">
            <text:p>5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amak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Haume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70]);&quot;&quot;;IF([.L170]=1;&quot;Atmospheric&quot;;[.B170]+1))" office:value-type="float" office:value="4" calcext:value-type="float">
            <text:p>4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umea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Haumea Family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IF(ISBLANK([.B171]);&quot;&quot;;IF([.L171]=1;&quot;Atmospheric&quot;;[.B171]+1))" office:value-type="float" office:value="8" calcext:value-type="float">
            <text:p>8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2" office:value-type="float" office:value="13.5" calcext:value-type="float">
            <text:p>13.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alate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Larissa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72]);&quot;&quot;;IF([.L172]=1;&quot;Atmospheric&quot;;[.B172]+1))" office:value-type="float" office:value="4" calcext:value-type="float">
            <text:p>4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ariss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office:value-type="string" calcext:value-type="string">
            <text:p>Larissa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73]);&quot;&quot;;IF([.L173]=1;&quot;Atmospheric&quot;;[.B173]+1))" office:value-type="float" office:value="4" calcext:value-type="float">
            <text:p>4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haron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Pluto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IF(ISBLANK([.B174]);&quot;&quot;;IF([.L174]=1;&quot;Atmospheric&quot;;[.B174]+1))" office:value-type="float" office:value="7" calcext:value-type="float">
            <text:p>7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ydr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Pluto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75]);&quot;&quot;;IF([.L175]=1;&quot;Atmospheric&quot;;[.B175]+1))" office:value-type="float" office:value="3" calcext:value-type="float">
            <text:p>3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ix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V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Pluto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76]);&quot;&quot;;IF([.L176]=1;&quot;Atmospheric&quot;;[.B176]+1))" office:value-type="float" office:value="3" calcext:value-type="float">
            <text:p>3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luto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Pluto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IF(ISBLANK([.B177]);&quot;&quot;;IF([.L177]=1;&quot;Atmospheric&quot;;[.B177]+1))" office:value-type="float" office:value="8" calcext:value-type="float">
            <text:p>8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eywot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Quao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78]);&quot;&quot;;IF([.L178]=1;&quot;Atmospheric&quot;;[.B178]+1))" office:value-type="float" office:value="4" calcext:value-type="float">
            <text:p>4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30M00S" calcext:value-type="time">
            <text:p>10:3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Quaoar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Quaoar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79]);&quot;&quot;;IF([.L179]=1;&quot;Atmospheric&quot;;[.B179]+1))" office:value-type="float" office:value="8" calcext:value-type="float">
            <text:p>8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45M00S" calcext:value-type="time">
            <text:p>10:45</text:p>
          </table:table-cell>
          <table:table-cell table:style-name="ce2" office:value-type="float" office:value="12.5" calcext:value-type="float">
            <text:p>12.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iton Mahilani Plume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1" office:value-type="string" calcext:value-type="string">
            <text:p>M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Triton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80]);&quot;&quot;;IF([.L180]=1;&quot;Atmospheric&quot;;[.B180]+1))" office:value-type="float" office:value="9" calcext:value-type="float">
            <text:p>9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office:annotation draw:style-name="gr1" draw:text-style-name="P2" svg:width="222.29pt" svg:height="42.75pt" svg:x="160.58pt" svg:y="2858.26pt" draw:caption-point-x="-11.54pt" draw:caption-point-y="-22.99pt">
              <dc:date>2025-06-25T00:00:00</dc:date>
              <text:p text:style-name="P1">Corrected from "Plantia" in map</text:p>
              <text:p text:style-name="P1"><text:tab/>-Andro Hsu</text:p>
            </office:annotation>
            <text:p>Triton Tuonela Planitia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1" office:value-type="string" calcext:value-type="string">
            <text:p>C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office:value-type="string" calcext:value-type="string">
            <text:p>Triton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81]);&quot;&quot;;IF([.L181]=1;&quot;Atmospheric&quot;;[.B181]+1))" office:value-type="float" office:value="9" calcext:value-type="float">
            <text:p>9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reid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S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82]);&quot;&quot;;IF([.L182]=1;&quot;Atmospheric&quot;;[.B182]+1))" office:value-type="float" office:value="5" calcext:value-type="float">
            <text:p>5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a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83]);&quot;&quot;;IF([.L183]=1;&quot;Atmospheric&quot;;[.B183]+1))" office:value-type="float" office:value="2" calcext:value-type="float">
            <text:p>2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rrokoth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84]);&quot;&quot;;IF([.L184]=1;&quot;Atmospheric&quot;;[.B184]+1))" office:value-type="float" office:value="2" calcext:value-type="float">
            <text:p>2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espin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IF(ISBLANK([.B185]);&quot;&quot;;IF([.L185]=1;&quot;Atmospheric&quot;;[.B185]+1))" office:value-type="float" office:value="4" calcext:value-type="float">
            <text:p>4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ptune Aerostat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IF(ISBLANK([.B186]);&quot;&quot;;IF([.L186]=1;&quot;Atmospheric&quot;;[.B186]+1))" office:value-type="string" office:string-value="Atmospheric" calcext:value-type="string">
            <text:p>Atmospheric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edna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87]);&quot;&quot;;IF([.L187]=1;&quot;Atmospheric&quot;;[.B187]+1))" office:value-type="float" office:value="7" calcext:value-type="float">
            <text:p>7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2" office:value-type="float" office:value="22.5" calcext:value-type="float">
            <text:p>22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omet McNaugh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H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88]);&quot;&quot;;IF([.L188]=1;&quot;Atmospheric&quot;;[.B188]+1))" office:value-type="float" office:value="2" calcext:value-type="float">
            <text:p>2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roteus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string" calcext:value-type="string">
            <text:p>D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89]);&quot;&quot;;IF([.L189]=1;&quot;Atmospheric&quot;;[.B189]+1))" office:value-type="float" office:value="5" calcext:value-type="float">
            <text:p>5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uya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1" office:value-type="string" calcext:value-type="string">
            <text:p>M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/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content-validation-name="val3"/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2" table:formula="of:=IF(ISBLANK([.B190]);&quot;&quot;;IF([.L190]=1;&quot;Atmospheric&quot;;[.B190]+1))" office:value-type="float" office:value="6" calcext:value-type="float">
            <text:p>6</text:p>
          </table:table-cell>
          <table:table-cell table:style-name="ce2" office:value-type="string" calcext:value-type="string">
            <text:p>Neptune</text:p>
          </table:table-cell>
          <table:table-cell table:style-name="ce6" office:value-type="string" calcext:value-type="string">
            <text:p>N/A</text:p>
          </table:table-cell>
          <table:table-cell table:style-name="ce7" office:value-type="time" office:time-value="PT10H30M00S" calcext:value-type="time">
            <text:p>10:3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05"/>
        </table:table-row>
        <table:table-row table:style-name="ro2" table:number-rows-repeated="104838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FBFC27E8_1E2D_4A2B_A3D3_0871B97D9B1F_.wvu.FilterData" table:base-cell-address="$Sites.$A$1" table:cell-range-address="$Sites.$A$1:.$U$190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tes" style:display-name="PageStyle_Si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06" meta:object-count="0"/>
    <meta:generator>LibreOfficeDev/6.0.5.2$Linux_X86_64 LibreOffice_project/</meta:generator>
  </office:meta>
</office:document-meta>
</file>